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egamos as notas menos o desconto e colocamos em um group by por dat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egamos as notas, mês, quantidade x preço, o gerente e o desconto. Depois pegamos a data, somamos o total das notas e agrupamos por mês e gerente. Depois convertemos o mês para mês por extenso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odos os itens com comissao zero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paramos em duas quinzenas as vendas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egamos todos os clientes q fizeram mais de uma compra em cada mês e depois intersect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egamos as quantidades de cada item e agrupamos por produto e faixa etaria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egamos os valores das notas e depois agrupamos em faixa etaria e genero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imeiro delimitamos o 5 maior numero e depois selecionamos todos os que tinham mais vendas que esse numero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egamos as vendas por vendedor do ultimo mês e depois fizemos um RIGHT join com as vendas por vendedor do penultimo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grupamos as vendas por vendedor e faixa de valor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grupamos as vendas por cliente e depois agrupamos por desconto sugerido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riamos uma tabela de comissao, inss com um with e depois fizemos os calculos com referencia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alculamos o lucro liquido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alculamos o lucro liquido por mês. Fizemos um left join com generate series para pegar todos os meses.</text:p>
            <text:p>Depois fizemos um length e vários casts pra pegar a quantidade de algarimos do maior lucro liquido mensal. Depois usamos o string repeat com *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egamos as vendas por vendedor em cada um dos ulitmos 3 meses e fizemos um intersect. Se os vendedores venderam mais de 10k em cada mês teria a intersecção. Depois fizemos o update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emana</text:p>
          </table:table-cell>
          <table:table-cell office:value-type="string" calcext:value-type="string">
            <text:p>peso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B20]*[.C2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.5" calcext:value-type="float">
            <text:p>8,5</text:p>
          </table:table-cell>
          <table:table-cell table:formula="of:=[.B21]*[.C21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4</text:p>
          </table:table-cell>
          <table:table-cell office:value-type="float" office:value="3" calcext:value-type="float">
            <text:p>3</text:p>
          </table:table-cell>
          <table:table-cell office:value-type="float" office:value="7.83" calcext:value-type="float">
            <text:p>7,83</text:p>
          </table:table-cell>
          <table:table-cell table:formula="of:=[.B22]*[.C22]" office:value-type="float" office:value="23.49" calcext:value-type="float">
            <text:p>23,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-6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,1</text:p>
          </table:table-cell>
          <table:table-cell table:formula="of:=[.B23]*[.C23]" office:value-type="float" office:value="32.4" calcext:value-type="float">
            <text:p>32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-9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,5</text:p>
          </table:table-cell>
          <table:table-cell table:formula="of:=[.B24]*[.C24]" office:value-type="float" office:value="42.5" calcext:value-type="float">
            <text:p>42,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2" calcext:value-type="float">
            <text:p>7,2</text:p>
          </table:table-cell>
          <table:table-cell table:formula="of:=[.B25]*[.C25]" office:value-type="float" office:value="21.6" calcext:value-type="float">
            <text:p>21,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jeto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7]*[.C27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SUM([.B20:.B27])" office:value-type="float" office:value="23" calcext:value-type="float">
            <text:p>23</text:p>
          </table:table-cell>
          <table:table-cell/>
          <table:table-cell table:formula="of:=SUM([.D20:.D27])" office:value-type="float" office:value="169.99" calcext:value-type="float">
            <text:p>169,9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formula="of:=[.D28]/[.B28]" office:value-type="float" office:value="7.39086956521739" calcext:value-type="float">
            <text:p>7,390869565217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semana</text:p>
          </table:table-cell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ta*peso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B35]*[.C35]" office:value-type="float" office:value="3" calcext:value-type="float">
            <text:p>3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.78" calcext:value-type="float">
            <text:p>5,78</text:p>
          </table:table-cell>
          <table:table-cell table:style-name="ce1" table:formula="of:=[.B36]*[.C36]" office:value-type="float" office:value="11.56" calcext:value-type="float">
            <text:p>11,56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3-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B37]*[.C37]" office:value-type="float" office:value="15" calcext:value-type="float">
            <text:p>15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5-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.44" calcext:value-type="float">
            <text:p>6,44</text:p>
          </table:table-cell>
          <table:table-cell table:style-name="ce1" table:formula="of:=[.B38]*[.C38]" office:value-type="float" office:value="25.76" calcext:value-type="float">
            <text:p>25,76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7-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5" calcext:value-type="float">
            <text:p>5,5</text:p>
          </table:table-cell>
          <table:table-cell table:style-name="ce1" table:formula="of:=[.B39]*[.C39]" office:value-type="float" office:value="27.5" calcext:value-type="float">
            <text:p>27,5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85" calcext:value-type="float">
            <text:p>5,85</text:p>
          </table:table-cell>
          <table:table-cell table:style-name="ce1" table:formula="of:=[.B40]*[.C40]" office:value-type="float" office:value="17.55" calcext:value-type="float">
            <text:p>17,55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projeto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B42]*[.C42]" office:value-type="float" office:value="50" calcext:value-type="float">
            <text:p>5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table:formula="of:=SUM([.B35:.B42])" office:value-type="float" office:value="23" calcext:value-type="float">
            <text:p>23</text:p>
          </table:table-cell>
          <table:table-cell table:style-name="ce1"/>
          <table:table-cell table:style-name="ce1" table:formula="of:=SUM([.D35:.D42])" office:value-type="float" office:value="150.37" calcext:value-type="float">
            <text:p>150,37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table:number-columns-repeated="3"/>
          <table:table-cell table:style-name="ce1" table:formula="of:=[.D43]/[.B43]" office:value-type="float" office:value="6.53782608695652" calcext:value-type="float">
            <text:p>6,53782608695652</text:p>
          </table:table-cell>
          <table:table-cell table:style-name="ce1" office:value-type="string" calcext:value-type="string">
            <text:p>media final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semana</text:p>
          </table:table-cell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ta*peso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B50]*[.C50]" office:value-type="float" office:value="9" calcext:value-type="float">
            <text:p>9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B51]*[.C51]" office:value-type="float" office:value="0" calcext:value-type="float">
            <text:p>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3-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.9" calcext:value-type="float">
            <text:p>7,9</text:p>
          </table:table-cell>
          <table:table-cell table:style-name="ce1" table:formula="of:=[.B52]*[.C52]" office:value-type="float" office:value="23.7" calcext:value-type="float">
            <text:p>23,7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5-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.37" calcext:value-type="float">
            <text:p>7,37</text:p>
          </table:table-cell>
          <table:table-cell table:style-name="ce1" table:formula="of:=[.B53]*[.C53]" office:value-type="float" office:value="29.48" calcext:value-type="float">
            <text:p>29,48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7-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.33" calcext:value-type="float">
            <text:p>4,33</text:p>
          </table:table-cell>
          <table:table-cell table:style-name="ce1" table:formula="of:=[.B54]*[.C54]" office:value-type="float" office:value="21.65" calcext:value-type="float">
            <text:p>21,65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.65" calcext:value-type="float">
            <text:p>7,65</text:p>
          </table:table-cell>
          <table:table-cell table:style-name="ce1" table:formula="of:=[.B55]*[.C55]" office:value-type="float" office:value="22.95" calcext:value-type="float">
            <text:p>22,95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projeto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table:formula="of:=[.B57]*[.C57]" office:value-type="float" office:value="25" calcext:value-type="float">
            <text:p>25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table:formula="of:=SUM([.B50:.B57])" office:value-type="float" office:value="23" calcext:value-type="float">
            <text:p>23</text:p>
          </table:table-cell>
          <table:table-cell table:style-name="ce1"/>
          <table:table-cell table:style-name="ce1" table:formula="of:=SUM([.D50:.D57])" office:value-type="float" office:value="131.78" calcext:value-type="float">
            <text:p>131,78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table:number-columns-repeated="3"/>
          <table:table-cell table:style-name="ce1" table:formula="of:=[.D58]/[.B58]" office:value-type="float" office:value="5.72956521739131" calcext:value-type="float">
            <text:p>5,72956521739131</text:p>
          </table:table-cell>
          <table:table-cell table:style-name="ce1" office:value-type="string" calcext:value-type="string">
            <text:p>media final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semana</text:p>
          </table:table-cell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ta*peso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B64]*[.C64]" office:value-type="float" office:value="8" calcext:value-type="float">
            <text:p>8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.5" calcext:value-type="float">
            <text:p>7,5</text:p>
          </table:table-cell>
          <table:table-cell table:style-name="ce1" table:formula="of:=[.B65]*[.C65]" office:value-type="float" office:value="15" calcext:value-type="float">
            <text:p>15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3-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.93" calcext:value-type="float">
            <text:p>6,93</text:p>
          </table:table-cell>
          <table:table-cell table:style-name="ce1" table:formula="of:=[.B66]*[.C66]" office:value-type="float" office:value="20.79" calcext:value-type="float">
            <text:p>20,7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5-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.02" calcext:value-type="float">
            <text:p>8,02</text:p>
          </table:table-cell>
          <table:table-cell table:style-name="ce1" table:formula="of:=[.B67]*[.C67]" office:value-type="float" office:value="32.08" calcext:value-type="float">
            <text:p>32,08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7-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.5" calcext:value-type="float">
            <text:p>8,5</text:p>
          </table:table-cell>
          <table:table-cell table:style-name="ce1" table:formula="of:=[.B68]*[.C68]" office:value-type="float" office:value="42.5" calcext:value-type="float">
            <text:p>42,5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.1" calcext:value-type="float">
            <text:p>8,1</text:p>
          </table:table-cell>
          <table:table-cell table:style-name="ce1" table:formula="of:=[.B69]*[.C69]" office:value-type="float" office:value="24.3" calcext:value-type="float">
            <text:p>24,3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projeto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table:formula="of:=[.B71]*[.C71]" office:value-type="float" office:value="25" calcext:value-type="float">
            <text:p>25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table:formula="of:=SUM([.B64:.B71])" office:value-type="float" office:value="23" calcext:value-type="float">
            <text:p>23</text:p>
          </table:table-cell>
          <table:table-cell table:style-name="ce1"/>
          <table:table-cell table:style-name="ce1" table:formula="of:=SUM([.D64:.D71])" office:value-type="float" office:value="167.67" calcext:value-type="float">
            <text:p>167,67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table:number-columns-repeated="3"/>
          <table:table-cell table:style-name="ce1" table:formula="of:=[.D72]/[.B72]" office:value-type="float" office:value="7.29" calcext:value-type="float">
            <text:p>7,29</text:p>
          </table:table-cell>
          <table:table-cell table:style-name="ce1" office:value-type="string" calcext:value-type="string">
            <text:p>media fina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3" table:formula="of:=(1+2+3+4+5+3+5)" office:value-type="float" office:value="23" calcext:value-type="float">
            <text:p>23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3">
          <table:table-cell table:style-name="ce2" office:value-type="string" calcext:value-type="string">
            <text:p>(n1*1+n2*2+n3*3+n4*4+n5*5+n6*3+n7*5)/(1+2+3+4+5+3+5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6T18:36:37.805365550</meta:creation-date>
    <dc:date>2021-12-06T22:04:04.813251739</dc:date>
    <meta:editing-duration>PT1H4M36S</meta:editing-duration>
    <meta:editing-cycles>1</meta:editing-cycles>
    <meta:document-statistic meta:table-count="1" meta:cell-count="192" meta:object-count="0"/>
    <meta:generator>LibreOffice/6.1.5.2$Linux_X86_64 LibreOffice_project/10$Build-2</meta:generator>
  </office:meta>
</office:document-meta>
</file>